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>
            <text:p>BASE_SZ</text:p>
          </table:table-cell>
          <table:table-cell office:value-type="string">
            <text:p>heavy</text:p>
          </table:table-cell>
          <table:table-cell office:value-type="string">
            <text:p>med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3.501">
            <text:p>353.5</text:p>
          </table:table-cell>
          <table:table-cell office:value-type="float" office:value="134.71">
            <text:p>134.71</text:p>
          </table:table-cell>
          <table:table-cell office:value-type="float" office:value="7.668">
            <text:p>7.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64.323">
            <text:p>764.32</text:p>
          </table:table-cell>
          <table:table-cell office:value-type="float" office:value="268.103">
            <text:p>268.1</text:p>
          </table:table-cell>
          <table:table-cell office:value-type="float" office:value="15.98">
            <text:p>15.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57">
            <text:p>1057</text:p>
          </table:table-cell>
          <table:table-cell office:value-type="float" office:value="349.761">
            <text:p>349.76</text:p>
          </table:table-cell>
          <table:table-cell office:value-type="float" office:value="27.684">
            <text:p>27.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3.288">
            <text:p>973.29</text:p>
          </table:table-cell>
          <table:table-cell office:value-type="float" office:value="307.899">
            <text:p>307.9</text:p>
          </table:table-cell>
          <table:table-cell office:value-type="float" office:value="34.407">
            <text:p>34.41</text:p>
          </table:table-cell>
        </table:table-row>
        <table:table-row table:style-name="ro1">
          <table:table-cell>
            <draw:frame table:end-cell-address="Sheet1.F30" table:end-x="0.3075in" table:end-y="0.0425in" draw:z-index="0" svg:width="4.6154in" svg:height="3.9661in" svg:x="0.1366in" svg:y="0.0941in">
              <draw:object draw:notify-on-update-of-ranges="Sheet1.A1:Sheet1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CA" style:font-name-asian="DejaVu Sans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9">05/29/2007</text:date>, <text:time>12:0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Kelvin Ku</meta:initial-creator>
    <meta:creation-date>2007-05-29T11:58:06</meta:creation-date>
    <dc:creator>Kelvin Ku</dc:creator>
    <dc:date>2007-05-29T12:09:08</dc:date>
    <dc:language>en-CA</dc:language>
    <meta:editing-cycles>3</meta:editing-cycles>
    <meta:editing-duration>PT11M2S</meta:editing-duration>
    <meta:user-defined meta:name="Info 1"/>
    <meta:user-defined meta:name="Info 2"/>
    <meta:user-defined meta:name="Info 3"/>
    <meta:user-defined meta:name="Info 4"/>
    <meta:document-statistic meta:table-count="3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8.7000007629395pt" style:font-family-asian="'DejaVu Sans'" style:font-family-generic-asian="system" style:font-pitch-asian="variable" style:font-size-asian="18.7000007629395pt" style:font-family-complex="Tahoma" style:font-family-generic-complex="system" style:font-pitch-complex="variable" style:font-size-complex="18.7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60000038146973pt" style:font-family-asian="'DejaVu Sans'" style:font-family-generic-asian="system" style:font-pitch-asian="variable" style:font-size-asian="8.60000038146973pt" style:font-family-complex="Tahoma" style:font-family-generic-complex="system" style:font-pitch-complex="variable" style:font-size-complex="8.6000003814697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interval-major="1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000003814697pt" style:font-family-asian="'DejaVu Sans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DejaVu Sans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000003814697pt" style:font-family-asian="'DejaVu Sans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8" style:family="chart">
      <style:graphic-properties svg:stroke-color="#800080" draw:fill-color="#800080"/>
      <style:text-properties fo:font-family="Arial" style:font-family-generic="swiss" style:font-pitch="variable" fo:font-size="8.60000038146973pt" style:font-family-asian="'DejaVu Sans'" style:font-family-generic-asian="system" style:font-pitch-asian="variable" style:font-size-asian="8.60000038146973pt" style:font-family-complex="Tahoma" style:font-family-generic-complex="system" style:font-pitch-complex="variable" style:font-size-complex="8.60000038146973pt"/>
    </style:style>
    <style:style style:name="ch9" style:family="chart">
      <style:graphic-properties svg:stroke-color="#666666" draw:fill-color="#666666"/>
      <style:text-properties fo:font-family="Arial" style:font-family-generic="swiss" style:font-pitch="variable" fo:font-size="8.60000038146973pt" style:font-family-asian="'DejaVu Sans'" style:font-family-generic-asian="system" style:font-pitch-asian="variable" style:font-size-asian="8.60000038146973pt" style:font-family-complex="Tahoma" style:font-family-generic-complex="system" style:font-pitch-complex="variable" style:font-size-complex="8.60000038146973pt"/>
    </style:style>
    <style:style style:name="ch10" style:family="chart">
      <style:graphic-properties svg:stroke-color="#6b4794" draw:fill-color="#6b4794"/>
      <style:text-properties fo:font-family="Arial" style:font-family-generic="swiss" style:font-pitch="variable" fo:font-size="8.60000038146973pt" style:font-family-asian="'DejaVu Sans'" style:font-family-generic-asian="system" style:font-pitch-asian="variable" style:font-size-asian="8.60000038146973pt" style:font-family-complex="Tahoma" style:font-family-generic-complex="system" style:font-pitch-complex="variable" style:font-size-complex="8.60000038146973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11.724cm" svg:height="10.075cm" chart:class="chart:scatter" chart:style-name="ch1">
        <chart:title svg:x="2.144cm" svg:y="0.201cm" chart:style-name="ch2">
          <text:p>Impact of Data Testing on
SatAbs Analysis Time</text:p>
        </chart:title>
        <chart:legend chart:legend-position="end" svg:x="10.145cm" svg:y="4.315cm" chart:style-name="ch3"/>
        <chart:plot-area chart:style-name="ch4" table:cell-range-address="Sheet1.$A$1:.$D$5" chart:data-source-has-labels="row" chart:table-number-list="0" svg:x="0.234cm" svg:y="2.074cm" svg:width="9.444cm" svg:height="7.801cm">
          <chart:axis chart:dimension="x" chart:name="primary-x" chart:style-name="ch5">
            <chart:title svg:x="4.743cm" svg:y="9.364cm" chart:style-name="ch6">
              <text:p>Buffer Size</text:p>
            </chart:title>
            <chart:categories table:cell-range-address="local-table.A2:.A5"/>
          </chart:axis>
          <chart:axis chart:dimension="y" chart:name="primary-y" chart:style-name="ch7">
            <chart:title svg:x="0.234cm" svg:y="7.049cm" chart:style-name="ch6">
              <text:p>Analysis Time (s)</text:p>
            </chart:title>
            <chart:grid chart:class="major"/>
          </chart:axis>
          <chart:series chart:style-name="ch8">
            <chart:domain/>
            <chart:data-point chart:repeated="4"/>
          </chart:series>
          <chart:series chart:style-name="ch9">
            <chart:data-point chart:repeated="4"/>
          </chart:series>
          <chart:series chart:style-name="ch10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_SZ</text:p>
              </table:table-cell>
              <table:table-cell office:value-type="string">
                <text:p>heavy</text:p>
              </table:table-cell>
              <table:table-cell office:value-type="string">
                <text:p>med</text:p>
              </table:table-cell>
              <table:table-cell office:value-type="string">
                <text:p>min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2">
                <text:p>2</text:p>
              </table:table-cell>
              <table:table-cell office:value-type="float" office:value="353.501">
                <text:p>353.501</text:p>
              </table:table-cell>
              <table:table-cell office:value-type="float" office:value="134.71">
                <text:p>134.71</text:p>
              </table:table-cell>
              <table:table-cell office:value-type="float" office:value="7.668">
                <text:p>7.668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">
                <text:p>3</text:p>
              </table:table-cell>
              <table:table-cell office:value-type="float" office:value="764.323">
                <text:p>764.323</text:p>
              </table:table-cell>
              <table:table-cell office:value-type="float" office:value="268.103">
                <text:p>268.103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">
                <text:p>4</text:p>
              </table:table-cell>
              <table:table-cell office:value-type="float" office:value="1057">
                <text:p>1057</text:p>
              </table:table-cell>
              <table:table-cell office:value-type="float" office:value="349.761">
                <text:p>349.761</text:p>
              </table:table-cell>
              <table:table-cell office:value-type="float" office:value="27.684">
                <text:p>27.684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5">
                <text:p>5</text:p>
              </table:table-cell>
              <table:table-cell office:value-type="float" office:value="973.288">
                <text:p>973.288</text:p>
              </table:table-cell>
              <table:table-cell office:value-type="float" office:value="307.899">
                <text:p>307.899</text:p>
              </table:table-cell>
              <table:table-cell office:value-type="float" office:value="34.407">
                <text:p>34.40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